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IzaSyAQwbsZZvwf1RM_obRZ16LOb-yH73BF8f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2T09:04:58.092823845</meta:creation-date>
    <dc:date>2017-02-02T10:17:09.176663919</dc:date>
    <meta:editing-duration>PT1H2M1S</meta:editing-duration>
    <meta:editing-cycles>1</meta:editing-cycles>
    <meta:document-statistic meta:table-count="0" meta:image-count="0" meta:object-count="0" meta:page-count="1" meta:paragraph-count="1" meta:word-count="1" meta:character-count="39" meta:non-whitespace-character-count="39"/>
    <meta:generator>LibreOffice/5.1.3.2$Linux_x86 LibreOffice_project/10m0$Build-2</meta:generator>
  </office:meta>
</office:document-meta>
</file>